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Error1" text:style-name="Outline">
                <text:list-item>
                    <text:h text:style-name="P1" text:outline-level="1"><draw:frame draw:style-name="fr1" draw:name="dashboard-icon.png" text:anchor-type="paragraph" svg:x="125.01mm" svg:y="0mm" svg:width="13mm" svg:height="10.94mm" draw:z-index="1">
                            <draw:image xlink:href="Pictures/100002010000036B0000031B40540EF8.png" xlink:type="simple" xlink:show="embed" xlink:actuate="onLoad"/>
                        </draw:frame><draw:frame draw:style-name="fr1" draw:name="eez-gui-icon.png" text:anchor-type="paragraph" svg:x="141.01mm" svg:y="0mm" svg:width="13mm" svg:height="9.35mm" draw:z-index="3">
                            <draw:image xlink:href="Pictures/100002010000036D0000027EEDA92E76.png" xlink:type="simple" xlink:show="embed" xlink:actuate="onLoad"/>
                        </draw:frame><draw:frame draw:style-name="fr1" draw:name="lvgl-icon.png" text:anchor-type="paragraph" svg:x="157mm" svg:y="0mm" svg:width="13mm" svg:height="8.89mm" draw:z-index="2">
                            <draw:image xlink:href="Pictures/100002010000036D0000027E5239E6C0.png" xlink:type="simple" xlink:show="embed" xlink:actuate="onLoad"/>
                        </draw:frame>Error</text:h>
                    <text:list>
                        <text:list-item>
                            <text:h text:style-name="Heading_20_2" text:outline-level="2">Description</text:h>
                        </text:list-item>
                    </text:list>
                </text:list-item>
            </text:list>

            <text:p text:style-name="Standard">This Action throws an error that can then be caught via the <text:span text:style-name="T1">CatchError</text:span> action within the same flow in which this action is located, or within its parent Flow, i.e. of any ancestors Flow.</text:p>

            
                <text:list xml:id="list_Error2" text:continue-numbering="true" text:continue-list="list_Error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Error4" text:continue-numbering="true" text:style-name="Outline">
                                                <text:list-item>
                                                    <text:list>
                                                        <text:list-item>
                                                            <text:list>
                                                                <text:list-item>
                                                                    <text:h text:style-name="Heading_20_3" text:outline-level="3">
                                                                        Message
                                                                        <text:s text:c="4"/>
                                                                        <text:span text:style-name="T2">EXPRESSION (string)</text:span>
                                                                    </text:h>
                                                                </text:list-item>
                                                            </text:list>
                                                        </text:list-item>
                                                    </text:list>
                                                </text:list-item>
                                            </text:list>
                                            <text:p text:style-name="Standard">A text message describing the type of error, this message will be received by the <text:span text:style-name="T1">CatchError</text:span> Action.</text:p>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Error5" text:continue-numbering="true" text:continue-list="list_Error4"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his is the description of the Action component. Description is displayed below the component in the Project editor/viewer. In the main toolbar, it is possible to hide or display descriptions of all components with one click.</text:p>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Error6" text:continue-numbering="true" text:continue-list="list_Error5"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Error7" text:continue-numbering="true" text:continue-list="list_Error6"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Error8" text:continue-numbering="true" text:continue-list="list_Error7"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Error9" text:continue-numbering="true" text:continue-list="list_Error8"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1">
                <draw:image xlink:href="Pictures/align_and_distribute.png" xlink:type="simple" xlink:show="embed" xlink:actuate="onLoad"/>
            </draw:frame></text:p>
                            </table:table-cell>
                        </table:table-row>
                    </table:table>

            
                <text:list xml:id="list_Error3" text:continue-numbering="true" text:continue-list="list_Error2" text:style-name="Outline">
                    <text:list-item>
                        <text:list>
                            <text:list-item>
                                <text:h text:style-name="Heading_20_2" text:outline-level="2">Inputs</text:h>
                            </text:list-item>
                        </text:list>
                    </text:list-item>
                </text:list>

                
                            <text:list xml:id="list_Error10" text:continue-numbering="true" text:style-name="Outline">
                                <text:list-item>
                                    <text:list>
                                        <text:list-item>
                                            <text:list>
                                                <text:list-item>
                                                    <text:h text:style-name="Heading_20_3" text:outline-level="3">
                                                        seqin
                                                        <text:s text:c="4"/>
                                                        <text:span text:style-name="T2">SEQ | OPTIONAL</text:span>
                                                    </text:h>
                                                </text:list-item>
                                            </text:list>
                                        </text:list-item>
                                    </text:list>
                                </text:list-item>
                            </text:list>
                            <text:p text:style-name="Standard">A standard sequence input.</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